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Arimo1" svg:font-family="Arimo" style:font-adornments="Bol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4586" draw:fill-color="#0099ff" draw:textarea-horizontal-align="justify" draw:textarea-vertical-align="middle" draw:auto-grow-height="false" fo:min-height="1.147cm" fo:min-width="3.437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83cm" fo:min-width="2.728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97cm" fo:min-width="2.728cm"/>
    </style:style>
    <style:style style:name="gr4" style:family="graphic" style:parent-style-name="standard">
      <style:graphic-properties svg:stroke-color="#004586" draw:fill="solid" draw:fill-color="#ccffff" draw:textarea-horizontal-align="justify" draw:textarea-vertical-align="middle" draw:auto-grow-height="false" fo:min-height="1.147cm" fo:min-width="3.437cm"/>
    </style:style>
    <style:style style:name="gr5" style:family="graphic" style:parent-style-name="standard">
      <style:graphic-properties draw:stroke="none" svg:stroke-color="#000000" draw:fill="none" draw:fill-color="#ccffff" draw:textarea-horizontal-align="center" draw:textarea-vertical-align="middle" draw:auto-grow-height="true" draw:auto-grow-width="true" fo:min-height="1.183cm" fo:min-width="2.7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6.8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95cm"/>
    </style:style>
    <style:style style:name="gr8" style:family="graphic" style:parent-style-name="objectwithoutfill">
      <style:graphic-properties draw:marker-end="Arrow" draw:marker-end-width="0.203cm" draw:fill="none" draw:textarea-vertical-align="middle"/>
    </style:style>
    <style:style style:name="gr9" style:family="graphic" style:parent-style-name="standard">
      <style:graphic-properties svg:stroke-color="#004586" draw:fill-color="#00ae00" draw:textarea-horizontal-align="justify" draw:textarea-vertical-align="middle" draw:auto-grow-height="false" fo:min-height="0.19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5cm" fo:min-width="0.1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518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4.642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0.468cm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0.3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63cm"/>
    </style:style>
    <style:style style:name="gr1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319cm" fo:min-width="3.6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6.267cm"/>
    </style:style>
    <style:style style:name="gr19" style:family="graphic" style:parent-style-name="standard">
      <style:graphic-properties svg:stroke-color="#004586" draw:fill-color="#ff0000" draw:textarea-horizontal-align="justify" draw:textarea-vertical-align="middle" draw:auto-grow-height="false" fo:min-height="0.29cm" fo:min-width="0.04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5cm" fo:min-width="0.214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3.63cm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1.869cm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19cm" fo:min-width="1.94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8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654cm"/>
    </style:style>
    <style:style style:name="P1" style:family="paragraph">
      <loext:graphic-properties draw:fill-color="#0099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rimo" fo:font-size="10pt" style:font-size-asian="10pt" style:font-size-complex="10pt"/>
    </style:style>
    <style:style style:name="P4" style:family="paragraph">
      <loext:graphic-properties draw:fill="solid" draw:fill-color="#ccffff"/>
      <style:paragraph-properties fo:text-align="center"/>
    </style:style>
    <style:style style:name="P5" style:family="paragraph">
      <loext:graphic-properties draw:fill="none" draw:fill-color="#ccffff"/>
      <style:paragraph-properties fo:text-align="center"/>
      <style:text-properties style:font-name="Arimo" fo:font-size="10pt" style:font-size-asian="10pt" style:font-size-complex="10pt"/>
    </style:style>
    <style:style style:name="P6" style:family="paragraph">
      <loext:graphic-properties draw:fill="none" draw:fill-color="#ffffff"/>
      <style:text-properties style:font-name="Arimo" fo:font-size="6pt" style:font-size-asian="8pt" style:font-size-complex="8pt"/>
    </style:style>
    <style:style style:name="P7" style:family="paragraph">
      <loext:graphic-properties draw:fill="none" draw:fill-color="#ffffff"/>
      <style:text-properties style:font-name="Arimo" fo:font-size="6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ae00"/>
      <style:paragraph-properties fo:text-align="center"/>
    </style:style>
    <style:style style:name="P10" style:family="paragraph">
      <loext:graphic-properties draw:fill="none" draw:fill-color="#ffffff"/>
      <style:text-properties fo:color="#00ae00" style:font-name="Arimo" fo:font-size="6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color="#00ae00" style:font-name="Arimo" fo:font-size="6pt" style:font-size-asian="8pt" style:font-size-complex="8pt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Arimo1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text-properties fo:color="#ff0000" style:font-name="Arimo" fo:font-size="6pt" fo:font-weight="bold" style:font-size-asian="8pt" style:font-weight-asian="bold" style:font-size-complex="8pt" style:font-weight-complex="600"/>
    </style:style>
    <style:style style:name="P15" style:family="paragraph">
      <loext:graphic-properties draw:fill="none" draw:fill-color="#ffffff"/>
      <style:text-properties fo:color="#004586" style:font-name="Arimo" fo:font-size="6pt" style:font-size-asian="8pt" style:font-size-complex="8pt"/>
    </style:style>
    <style:style style:name="T1" style:family="text">
      <style:text-properties style:font-name="Arimo" fo:font-size="10pt" style:font-size-asian="10pt" style:font-size-complex="10pt"/>
    </style:style>
    <style:style style:name="T2" style:family="text">
      <style:text-properties style:font-name="Arimo" fo:font-size="8pt" style:font-size-asian="8pt" style:font-size-complex="8pt"/>
    </style:style>
    <style:style style:name="T3" style:family="text">
      <style:text-properties style:font-name="Arimo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4" style:family="text">
      <style:text-properties fo:color="#00ae00" style:font-name="Arimo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ae00" style:font-name="Arimo" fo:font-size="8pt" style:font-size-asian="8pt" style:font-size-complex="8pt"/>
    </style:style>
    <style:style style:name="T6" style:family="text">
      <style:text-properties style:font-name="Arimo1" fo:font-size="10pt" fo:font-weight="bold" style:font-name-asian="Ubuntu2" style:font-size-asian="10pt" style:font-weight-asian="bold" style:font-name-complex="Ubuntu2" style:font-size-complex="10pt" style:font-weight-complex="bold"/>
    </style:style>
    <style:style style:name="T7" style:family="text">
      <style:text-properties fo:color="#ff0000" style:font-name="Arimo" fo:font-size="8pt" fo:font-weight="bold" style:font-size-asian="8pt" style:font-weight-asian="bold" style:font-size-complex="8pt" style:font-weight-complex="600"/>
    </style:style>
    <style:style style:name="T8" style:family="text">
      <style:text-properties fo:color="#004586" style:font-name="Arimo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6" draw:id="id6">
          <draw:custom-shape draw:style-name="gr1" draw:text-style-name="P1" draw:layer="layout" svg:width="3.937cm" svg:height="1.397cm" svg:x="4.661cm" svg:y="8.21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228cm" svg:height="1.433cm" svg:x="5.018cm" svg:y="8.206cm">
            <draw:text-box>
              <text:p text:style-name="P2"><text:span text:style-name="T1">Work Group</text:span></text:p>
              <text:p text:style-name="P2"><text:span text:style-name="T1">Specification</text:span></text:p>
              <text:p text:style-name="P2"><text:span text:style-name="T1">Draft</text:span></text:p>
            </draw:text-box>
          </draw:frame>
        </draw:g>
        <draw:g xml:id="id2" draw:id="id2">
          <draw:custom-shape draw:style-name="gr1" draw:text-style-name="P1" draw:layer="layout" svg:width="3.937cm" svg:height="1.397cm" svg:x="4.672cm" svg:y="2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228cm" svg:height="1.047cm" svg:x="5.029cm" svg:y="3.011cm">
            <draw:text-box>
              <text:p text:style-name="P2"><text:span text:style-name="T1">Work Group</text:span></text:p>
              <text:p text:style-name="P2"><text:span text:style-name="T1">Specification</text:span></text:p>
            </draw:text-box>
          </draw:frame>
        </draw:g>
        <draw:g xml:id="id7" draw:id="id7">
          <draw:custom-shape draw:style-name="gr4" draw:text-style-name="P4" draw:layer="layout" svg:width="3.937cm" svg:height="1.397cm" svg:x="4.672cm" svg:y="13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5" draw:layer="layout" svg:width="3.228cm" svg:height="1.433cm" svg:x="5.029cm" svg:y="13.722cm">
            <draw:text-box>
              <text:p text:style-name="P2"><text:span text:style-name="T1">Candidate</text:span></text:p>
              <text:p text:style-name="P2"><text:span text:style-name="T1">OpenPOWER</text:span></text:p>
              <text:p text:style-name="P2"><text:span text:style-name="T1">Standard</text:span></text:p>
            </draw:text-box>
          </draw:frame>
        </draw:g>
        <draw:frame draw:style-name="gr6" draw:text-style-name="P6" draw:layer="layout" svg:width="7.322cm" svg:height="0.887cm" svg:x="6.884cm" svg:y="1.896cm">
          <draw:text-box>
            <text:p><text:span text:style-name="T2">&lt;workProduct&gt;workgroupSpecification&lt;/workProduct&gt;</text:span></text:p>
            <text:p><text:span text:style-name="T2">&lt;documentStatus&gt;published&lt;/documentStatus&gt;</text:span></text:p>
          </draw:text-box>
        </draw:frame>
        <draw:frame draw:style-name="gr7" draw:text-style-name="P7" draw:layer="layout" svg:width="6.45cm" svg:height="0.569cm" svg:x="6.884cm" svg:y="1.497cm">
          <draw:text-box>
            <text:p><text:span text:style-name="T3">Document pom.xml variable changes:</text:span></text:p>
          </draw:text-box>
        </draw:frame>
        <draw:connector draw:style-name="gr8" draw:text-style-name="P8" draw:layer="layout" draw:type="line" svg:x1="6.652cm" svg:y1="1.685cm" svg:x2="6.64cm" svg:y2="2.82cm" draw:start-shape="id1" draw:start-glue-point="2" draw:end-shape="id2" draw:end-glue-point="0" svg:d="M6652 1685l-12 1135" svg:viewBox="0 0 13 1136">
          <text:p/>
        </draw:connector>
        <draw:connector draw:style-name="gr8" draw:text-style-name="P8" draw:layer="layout" draw:type="line" svg:x1="6.64cm" svg:y1="4.217cm" svg:x2="6.638cm" svg:y2="4.83cm" draw:start-shape="id2" draw:start-glue-point="2" draw:end-shape="id3" draw:end-glue-point="0" svg:d="M6640 4217l-2 613" svg:viewBox="0 0 3 614">
          <text:p/>
        </draw:connector>
        <draw:g xml:id="id3" draw:id="id3">
          <draw:custom-shape draw:style-name="gr9" draw:text-style-name="P9" draw:layer="layout" svg:width="0.889cm" svg:height="0.889cm" svg:x="6.194cm" svg:y="4.8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3" draw:layer="layout" svg:width="0.697cm" svg:height="0.645cm" svg:x="6.291cm" svg:y="4.962cm">
            <draw:text-box>
              <text:p text:style-name="P2"><text:span text:style-name="T1">?</text:span></text:p>
            </draw:text-box>
          </draw:frame>
        </draw:g>
        <draw:connector draw:style-name="gr8" draw:text-style-name="P8" draw:layer="layout" draw:type="line" svg:x1="6.638cm" svg:y1="5.719cm" svg:x2="6.638cm" svg:y2="6.347cm" draw:start-shape="id3" draw:start-glue-point="2" draw:end-shape="id4" draw:end-glue-point="0" svg:d="M6638 5719v628" svg:viewBox="0 0 1 629">
          <text:p/>
        </draw:connector>
        <draw:frame draw:style-name="gr11" draw:text-style-name="P6" draw:layer="layout" svg:width="6.018cm" svg:height="0.569cm" svg:x="6.865cm" svg:y="6.724cm">
          <draw:text-box>
            <text:p><text:span text:style-name="T2">&lt;security&gt;workgroupConfidential&lt;/security&gt;</text:span></text:p>
          </draw:text-box>
        </draw:frame>
        <draw:g xml:id="id4" draw:id="id4">
          <draw:custom-shape draw:style-name="gr9" draw:text-style-name="P9" draw:layer="layout" svg:width="0.889cm" svg:height="0.889cm" svg:x="6.194cm" svg:y="6.34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10" draw:text-style-name="P3" draw:layer="layout" svg:width="0.697cm" svg:height="0.645cm" svg:x="6.291cm" svg:y="6.479cm">
            <draw:text-box>
              <text:p text:style-name="P2"><text:span text:style-name="T1">?</text:span></text:p>
            </draw:text-box>
          </draw:frame>
        </draw:g>
        <draw:frame draw:style-name="gr12" draw:text-style-name="P10" draw:layer="layout" svg:width="5.142cm" svg:height="0.569cm" svg:x="1.397cm" svg:y="6.171cm">
          <draw:text-box>
            <text:p><text:span text:style-name="T4">Public development of document?</text:span></text:p>
          </draw:text-box>
        </draw:frame>
        <draw:frame draw:style-name="gr13" draw:text-style-name="P11" draw:layer="layout" svg:width="0.968cm" svg:height="0.569cm" svg:x="5.627cm" svg:y="7.372cm">
          <draw:text-box>
            <text:p><text:span text:style-name="T5">Yes</text:span></text:p>
          </draw:text-box>
        </draw:frame>
        <draw:frame draw:style-name="gr14" draw:text-style-name="P11" draw:layer="layout" svg:width="0.862cm" svg:height="0.569cm" svg:x="6.99cm" svg:y="6.2cm">
          <draw:text-box>
            <text:p><text:span text:style-name="T5">No</text:span></text:p>
          </draw:text-box>
        </draw:frame>
        <draw:frame draw:style-name="gr15" draw:text-style-name="P6" draw:layer="layout" svg:width="5.916cm" svg:height="0.569cm" svg:x="6.875cm" svg:y="5.577cm">
          <draw:text-box>
            <text:p><text:span text:style-name="T2">&lt;documentStatus&gt;draft&lt;/documentStatus&gt;</text:span></text:p>
          </draw:text-box>
        </draw:frame>
        <draw:frame draw:style-name="gr16" draw:text-style-name="P6" draw:layer="layout" svg:width="4.13cm" svg:height="0.569cm" svg:x="6.865cm" svg:y="7.398cm">
          <draw:text-box>
            <text:p><text:span text:style-name="T2">&lt;security&gt;public&lt;/security&gt;</text:span></text:p>
          </draw:text-box>
        </draw:frame>
        <draw:frame draw:style-name="gr17" draw:text-style-name="P10" draw:layer="layout" svg:width="4.13cm" svg:height="0.569cm" svg:x="2.409cm" svg:y="4.572cm">
          <draw:text-box>
            <text:p><text:span text:style-name="T4">Material updates needed?</text:span></text:p>
          </draw:text-box>
        </draw:frame>
        <draw:frame draw:style-name="gr13" draw:text-style-name="P11" draw:layer="layout" svg:width="0.968cm" svg:height="0.569cm" svg:x="5.727cm" svg:y="5.573cm">
          <draw:text-box>
            <text:p><text:span text:style-name="T5">Yes</text:span></text:p>
          </draw:text-box>
        </draw:frame>
        <draw:connector draw:style-name="gr8" draw:text-style-name="P8" draw:layer="layout" draw:line-skew="-0.686cm" svg:x1="6.194cm" svg:y1="5.274cm" svg:x2="2.568cm" svg:y2="11.878cm" draw:start-shape="id3" draw:start-glue-point="3" draw:end-shape="id5" draw:end-glue-point="3" svg:d="M6194 5274h-4813v6604h1187" svg:viewBox="0 0 4814 6605">
          <text:p/>
        </draw:connector>
        <draw:frame draw:style-name="gr18" draw:text-style-name="P6" draw:layer="layout" svg:width="6.767cm" svg:height="0.887cm" svg:x="6.875cm" svg:y="12.938cm">
          <draw:text-box>
            <text:p><text:span text:style-name="T2">&lt;workProduct&gt;candidateStandard&lt;/workProduct&gt;</text:span></text:p>
            <text:p><text:span text:style-name="T2">&lt;security&gt;public&lt;/security&gt;</text:span></text:p>
          </draw:text-box>
        </draw:frame>
        <draw:connector draw:style-name="gr8" draw:text-style-name="P8" draw:layer="layout" draw:line-skew="4.221cm" svg:x1="7.083cm" svg:y1="6.791cm" svg:x2="8.598cm" svg:y2="8.922cm" draw:start-shape="id4" draw:start-glue-point="1" draw:end-shape="id6" draw:end-glue-point="1" svg:d="M7083 6791h6236v2131h-4721" svg:viewBox="0 0 6237 2132">
          <text:p/>
        </draw:connector>
        <draw:frame draw:style-name="gr14" draw:text-style-name="P11" draw:layer="layout" svg:width="0.862cm" svg:height="0.569cm" svg:x="5.29cm" svg:y="5.201cm">
          <draw:text-box>
            <text:p><text:span text:style-name="T5">No</text:span></text:p>
          </draw:text-box>
        </draw:frame>
        <draw:connector draw:style-name="gr8" draw:text-style-name="P8" draw:layer="layout" draw:type="line" svg:x1="6.64cm" svg:y1="15.155cm" svg:x2="6.639cm" svg:y2="15.75cm" draw:start-shape="id7" draw:start-glue-point="2" svg:d="M6640 15155l-1 595" svg:viewBox="0 0 2 596">
          <text:p/>
        </draw:connector>
        <draw:g xml:id="id5" draw:id="id5">
          <draw:custom-shape draw:style-name="gr19" draw:text-style-name="P12" draw:layer="layout" svg:width="0.762cm" svg:height="0.762cm" svg:x="2.568cm" svg:y="11.497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20" draw:text-style-name="P13" draw:layer="layout" svg:width="0.714cm" svg:height="0.645cm" svg:x="2.591cm" svg:y="11.563cm">
            <draw:text-box>
              <text:p text:style-name="P2"><text:span text:style-name="T6">√</text:span></text:p>
            </draw:text-box>
          </draw:frame>
        </draw:g>
        <draw:frame draw:style-name="gr21" draw:text-style-name="P14" draw:layer="layout" svg:width="4.13cm" svg:height="0.569cm" svg:x="0.865cm" svg:y="12.222cm">
          <draw:text-box>
            <text:p><text:span text:style-name="T7">Work Group Approval</text:span></text:p>
          </draw:text-box>
        </draw:frame>
        <draw:g xml:id="id8" draw:id="id8">
          <draw:custom-shape draw:style-name="gr19" draw:text-style-name="P12" draw:layer="layout" svg:width="0.762cm" svg:height="0.762cm" svg:x="6.268cm" svg:y="11.498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20" draw:text-style-name="P13" draw:layer="layout" svg:width="0.714cm" svg:height="0.645cm" svg:x="6.291cm" svg:y="11.564cm">
            <draw:text-box>
              <text:p text:style-name="P2"><text:span text:style-name="T6">√</text:span></text:p>
            </draw:text-box>
          </draw:frame>
        </draw:g>
        <draw:frame draw:style-name="gr22" draw:text-style-name="P14" draw:layer="layout" svg:width="2.369cm" svg:height="0.569cm" svg:x="5.441cm" svg:y="12.218cm">
          <draw:text-box>
            <text:p><text:span text:style-name="T7">TSC Approval</text:span></text:p>
          </draw:text-box>
        </draw:frame>
        <draw:g xml:id="id9" draw:id="id9">
          <draw:custom-shape draw:style-name="gr19" draw:text-style-name="P12" draw:layer="layout" svg:width="0.762cm" svg:height="0.762cm" svg:x="10.168cm" svg:y="11.499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20" draw:text-style-name="P13" draw:layer="layout" svg:width="0.714cm" svg:height="0.645cm" svg:x="10.191cm" svg:y="11.565cm">
            <draw:text-box>
              <text:p text:style-name="P2"><text:span text:style-name="T6">√</text:span></text:p>
            </draw:text-box>
          </draw:frame>
        </draw:g>
        <draw:frame draw:style-name="gr23" draw:text-style-name="P14" draw:layer="layout" svg:width="2.447cm" svg:height="0.569cm" svg:x="9.321cm" svg:y="12.212cm">
          <draw:text-box>
            <text:p><text:span text:style-name="T7">BoD Approval</text:span></text:p>
          </draw:text-box>
        </draw:frame>
        <draw:connector draw:style-name="gr8" draw:text-style-name="P8" draw:layer="layout" draw:type="line" svg:x1="7.03cm" svg:y1="11.879cm" svg:x2="10.168cm" svg:y2="11.88cm" draw:start-shape="id8" draw:start-glue-point="1" draw:end-shape="id9" draw:end-glue-point="3" svg:d="M7030 11879l3138 1" svg:viewBox="0 0 3139 2">
          <text:p/>
        </draw:connector>
        <draw:connector draw:style-name="gr8" draw:text-style-name="P8" draw:layer="layout" draw:type="line" svg:x1="3.33cm" svg:y1="11.878cm" svg:x2="6.268cm" svg:y2="11.879cm" draw:start-shape="id5" draw:start-glue-point="1" draw:end-shape="id8" draw:end-glue-point="3" svg:d="M3330 11878l2938 1" svg:viewBox="0 0 2939 2">
          <text:p/>
        </draw:connector>
        <draw:connector draw:style-name="gr8" draw:text-style-name="P8" draw:layer="layout" draw:line-skew="0.363cm" svg:x1="10.93cm" svg:y1="11.88cm" svg:x2="6.64cm" svg:y2="13.722cm" draw:start-shape="id9" draw:start-glue-point="1" draw:end-shape="id7" draw:end-glue-point="0" svg:d="M10930 11880h865v1113h-5155v729" svg:viewBox="0 0 5156 1843">
          <text:p/>
        </draw:connector>
        <draw:frame draw:style-name="gr24" draw:text-style-name="P15" draw:layer="layout" svg:width="5.789cm" svg:height="0.569cm" svg:x="3.725cm" svg:y="10.315cm">
          <draw:text-box>
            <text:p><text:span text:style-name="T8">To Work Group Specification Review Draft</text:span></text:p>
          </draw:text-box>
        </draw:frame>
        <draw:frame draw:style-name="gr25" draw:text-style-name="P15" xml:id="id1" draw:id="id1" draw:layer="layout" svg:width="6.154cm" svg:height="0.569cm" svg:x="3.575cm" svg:y="1.116cm">
          <draw:text-box>
            <text:p><text:span text:style-name="T8">From Work Group Specification Review Draft</text:span></text:p>
          </draw:text-box>
        </draw:frame>
        <draw:connector draw:style-name="gr8" draw:text-style-name="P8" draw:layer="layout" draw:type="line" svg:x1="6.629cm" svg:y1="9.639cm" svg:x2="6.64cm" svg:y2="10.25cm" draw:start-shape="id6" draw:start-glue-point="2" svg:d="M6629 9639l11 611" svg:viewBox="0 0 12 612">
          <text:p/>
        </draw:connector>
        <draw:frame draw:style-name="gr21" draw:text-style-name="P15" draw:layer="layout" svg:width="4.13cm" svg:height="0.569cm" svg:x="4.577cm" svg:y="15.916cm">
          <draw:text-box>
            <text:p><text:span text:style-name="T8">To OpenPOWER Standard</text:span></text:p>
          </draw:text-box>
        </draw:frame>
        <draw:connector draw:style-name="gr8" draw:text-style-name="P8" draw:layer="layout" draw:type="line" svg:x1="6.638cm" svg:y1="7.236cm" svg:x2="6.629cm" svg:y2="8.206cm" draw:start-shape="id4" draw:start-glue-point="2" draw:end-shape="id6" draw:end-glue-point="0" svg:d="M6638 7236l-9 970" svg:viewBox="0 0 10 9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Arimo1" svg:font-family="Arimo" style:font-adornments="Bold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7.5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 Scheel</meta:initial-creator>
    <meta:creation-date>2015-06-08T15:10:01.273771133</meta:creation-date>
    <dc:date>2017-02-15T14:52:35.288236107</dc:date>
    <dc:creator>Jeff Scheel</dc:creator>
    <meta:editing-duration>PT3H6M38S</meta:editing-duration>
    <meta:editing-cycles>22</meta:editing-cycles>
    <meta:generator>LibreOffice/5.1.4.2$Linux_X86_64 LibreOffice_project/10m0$Build-2</meta:generator>
    <meta:document-statistic meta:object-count="53"/>
  </office:meta>
</office:document-meta>
</file>